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/>
          <table:table-cell table:style-name="ce2" office:value-type="string" table:number-columns-spanned="2" table:number-rows-spanned="1">
            <text:p>time</text:p>
          </table:table-cell>
          <table:covered-table-cell table:style-name="ce1"/>
          <table:table-cell table:style-name="ce1"/>
          <table:table-cell table:style-name="ce1">
            <draw:frame table:end-cell-address="Sheet1.L21" table:end-x="0.276in" table:end-y="0.0441in" draw:z-index="0" draw:style-name="gr1" svg:width="6.2988in" svg:height="3.5429in" svg:x="0.2004in" svg:y="0.0433in">
              <draw:object draw:notify-on-update-of-ranges="Sheet1.A2:Sheet1.A2 Sheet1.A3:Sheet1.A7 Sheet1.B2:Sheet1.B2 Sheet1.B3:Sheet1.B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edges</text:p>
          </table:table-cell>
          <table:table-cell table:style-name="ce1" office:value-type="string">
            <text:p>parsing</text:p>
          </table:table-cell>
          <table:table-cell table:style-name="ce1" office:value-type="string">
            <text:p>path search</text:p>
          </table:table-cell>
          <table:table-cell table:style-name="ce1" table:number-columns-repeated="1021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.617">
            <text:p>4.617</text:p>
          </table:table-cell>
          <table:table-cell office:value-type="float" office:value="0.034">
            <text:p>0.034</text:p>
          </table:table-cell>
          <table:table-cell table:number-columns-repeated="1021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9.268">
            <text:p>19.268</text:p>
          </table:table-cell>
          <table:table-cell office:value-type="float" office:value="0.064">
            <text:p>0.064</text:p>
          </table:table-cell>
          <table:table-cell table:number-columns-repeated="1021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81.993">
            <text:p>81.993</text:p>
          </table:table-cell>
          <table:table-cell office:value-type="float" office:value="0.091">
            <text:p>0.091</text:p>
          </table:table-cell>
          <table:table-cell table:number-columns-repeated="1021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89.563">
            <text:p>189.563</text:p>
          </table:table-cell>
          <table:table-cell office:value-type="float" office:value="0.116">
            <text:p>0.116</text:p>
          </table:table-cell>
          <table:table-cell table:number-columns-repeated="1021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341.027">
            <text:p>341.027</text:p>
          </table:table-cell>
          <table:table-cell office:value-type="float" office:value="0.148">
            <text:p>0.148</text:p>
          </table:table-cell>
          <table:table-cell table:number-columns-repeated="102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Sheet1.L42" table:end-x="0.2472in" table:end-y="0.1382in" draw:z-index="1" draw:style-name="gr1" svg:width="6.2988in" svg:height="3.5429in" svg:x="0.1717in" svg:y="0.1374in">
              <draw:object draw:notify-on-update-of-ranges="Sheet1.A2:Sheet1.A2 Sheet1.A3:Sheet1.A7 Sheet1.C2:Sheet1.C2 Sheet1.C3:Sheet1.C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3">02/03/2012</text:date>, <text:time>00:0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2T01:21:44</meta:creation-date>
    <dc:date>2012-02-03T00:04:42</dc:date>
    <meta:editing-duration>PT13M16S</meta:editing-duration>
    <meta:editing-cycles>1</meta:editing-cycles>
    <meta:document-statistic meta:table-count="3" meta:cell-count="19" meta:object-count="2"/>
    <meta:generator>LibreOffice/3.3$Unix LibreOffice_project/330m19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89cm" svg:y="0.316cm" chart:style-name="ch2">
          <text:p>Graph Size vs Input Parsing Time</text:p>
        </chart:title>
        <chart:subtitle svg:x="5.628cm" svg:y="1.275cm" chart:style-name="ch3">
          <text:p>Parsing done by Jflex / cup</text:p>
        </chart:subtitle>
        <chart:legend chart:legend-position="end" svg:x="14.08cm" svg:y="4.205cm" chart:style-name="ch4"/>
        <chart:plot-area chart:style-name="ch5" table:cell-range-address="Sheet1.A2:Sheet1.B7" chart:data-source-has-labels="both" svg:x="1.331cm" svg:y="2.318cm" svg:width="12.109cm" svg:height="5.521cm">
          <chartooo:coordinate-region svg:x="2.138cm" svg:y="2.517cm" svg:width="10.837cm" svg:height="4.675cm"/>
          <chart:axis chart:dimension="x" chart:name="primary-x" chart:style-name="ch6">
            <chart:title svg:x="6.851cm" svg:y="8.019cm" chart:style-name="ch7">
              <text:p>Edges</text:p>
            </chart:title>
            <chart:categories table:cell-range-address="Sheet1.A3:Sheet1.A7"/>
          </chart:axis>
          <chart:axis chart:dimension="y" chart:name="primary-y" chart:style-name="ch6">
            <chart:title svg:x="0.451cm" svg:y="5.783cm" chart:style-name="ch8">
              <text:p>Seconds</text:p>
            </chart:title>
            <chart:grid chart:style-name="ch9" chart:class="major"/>
          </chart:axis>
          <chart:series chart:style-name="ch10" chart:values-cell-range-address="Sheet1.B3:Sheet1.B7" chart:label-cell-address="Sheet1.B2:Sheet1.B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sing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Sheet1.A3:Sheet1.A7</svg:desc>
                </draw:g>
              </table:table-cell>
              <table:table-cell office:value-type="float" office:value="4.617">
                <text:p>4.617</text:p>
                <draw:g>
                  <svg:desc>Sheet1.B3:Sheet1.B7</svg:desc>
                </draw:g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9.268">
                <text:p>19.268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81.993">
                <text:p>81.993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189.563">
                <text:p>189.563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341.027">
                <text:p>341.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11cm" svg:y="0.316cm" chart:style-name="ch2">
          <text:p>Graph Size vs Eulerian Search Time</text:p>
        </chart:title>
        <chart:legend chart:legend-position="end" svg:x="13.392cm" svg:y="4.205cm" chart:style-name="ch3"/>
        <chart:plot-area chart:style-name="ch4" table:cell-range-address="Sheet1.A2:Sheet1.A7 Sheet1.C2:Sheet1.C7" chart:data-source-has-labels="both" svg:x="1.331cm" svg:y="1.635cm" svg:width="11.421cm" svg:height="6.204cm">
          <chartooo:coordinate-region svg:x="2.243cm" svg:y="1.834cm" svg:width="10.044cm" svg:height="5.358cm"/>
          <chart:axis chart:dimension="x" chart:name="primary-x" chart:style-name="ch5">
            <chart:title svg:x="6.507cm" svg:y="8.019cm" chart:style-name="ch6">
              <text:p>Edges</text:p>
            </chart:title>
            <chart:categories table:cell-range-address="Sheet1.A3:Sheet1.A7"/>
          </chart:axis>
          <chart:axis chart:dimension="y" chart:name="primary-y" chart:style-name="ch5">
            <chart:title svg:x="0.451cm" svg:y="5.442cm" chart:style-name="ch7">
              <text:p>Seconds</text:p>
            </chart:title>
            <chart:grid chart:style-name="ch8" chart:class="major"/>
          </chart:axis>
          <chart:series chart:style-name="ch9" chart:values-cell-range-address="Sheet1.C3:Sheet1.C7" chart:label-cell-address="Sheet1.C2:Sheet1.C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h search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Sheet1.A3:Sheet1.A7</svg:desc>
                </draw:g>
              </table:table-cell>
              <table:table-cell office:value-type="float" office:value="0.034">
                <text:p>0.034</text:p>
                <draw:g>
                  <svg:desc>Sheet1.C3:Sheet1.C7</svg:desc>
                </draw:g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148">
                <text:p>0.1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